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ubtitle">
      <style:text-properties officeooo:rsid="000c6c38" officeooo:paragraph-rsid="000c6c38"/>
    </style:style>
    <style:style style:name="P2" style:family="paragraph" style:parent-style-name="Subtitle">
      <style:text-properties officeooo:rsid="001807cc" officeooo:paragraph-rsid="001807cc"/>
    </style:style>
    <style:style style:name="P3" style:family="paragraph" style:parent-style-name="Subtitle">
      <style:text-properties officeooo:rsid="002e3c53" officeooo:paragraph-rsid="002e3c53"/>
    </style:style>
    <style:style style:name="P4" style:family="paragraph" style:parent-style-name="Subtitle">
      <style:text-properties officeooo:rsid="004b77c4" officeooo:paragraph-rsid="004b77c4"/>
    </style:style>
    <style:style style:name="P5" style:family="paragraph" style:parent-style-name="Text_20_body">
      <style:paragraph-properties fo:text-align="justify" style:justify-single-word="false"/>
      <style:text-properties officeooo:rsid="000d355c" officeooo:paragraph-rsid="000d355c"/>
    </style:style>
    <style:style style:name="P6" style:family="paragraph" style:parent-style-name="Text_20_body">
      <style:paragraph-properties fo:text-align="justify" style:justify-single-word="false"/>
      <style:text-properties officeooo:rsid="00180dab" officeooo:paragraph-rsid="00180dab"/>
    </style:style>
    <style:style style:name="P7" style:family="paragraph" style:parent-style-name="Text_20_body">
      <style:paragraph-properties fo:text-align="justify" style:justify-single-word="false"/>
      <style:text-properties officeooo:rsid="002170bb" officeooo:paragraph-rsid="002170bb"/>
    </style:style>
    <style:style style:name="P8" style:family="paragraph" style:parent-style-name="Text_20_body">
      <style:text-properties fo:font-weight="bold" officeooo:rsid="002fca39" officeooo:paragraph-rsid="0033d405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3c03c3" officeooo:paragraph-rsid="003c03c3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officeooo:rsid="004bed05" officeooo:paragraph-rsid="004bed05"/>
    </style:style>
    <style:style style:name="P11" style:family="paragraph" style:parent-style-name="Title">
      <style:text-properties officeooo:rsid="0009e3f8" officeooo:paragraph-rsid="0009e3f8"/>
    </style:style>
    <style:style style:name="T1" style:family="text">
      <style:text-properties officeooo:rsid="0010a0d6"/>
    </style:style>
    <style:style style:name="T2" style:family="text">
      <style:text-properties officeooo:rsid="0010e492"/>
    </style:style>
    <style:style style:name="T3" style:family="text">
      <style:text-properties officeooo:rsid="0012b198"/>
    </style:style>
    <style:style style:name="T4" style:family="text">
      <style:text-properties officeooo:rsid="0012ed1a"/>
    </style:style>
    <style:style style:name="T5" style:family="text">
      <style:text-properties officeooo:rsid="0014740c"/>
    </style:style>
    <style:style style:name="T6" style:family="text">
      <style:text-properties officeooo:rsid="001656c9"/>
    </style:style>
    <style:style style:name="T7" style:family="text">
      <style:text-properties officeooo:rsid="00176ba4"/>
    </style:style>
    <style:style style:name="T8" style:family="text">
      <style:text-properties officeooo:rsid="0017ee3a"/>
    </style:style>
    <style:style style:name="T9" style:family="text">
      <style:text-properties officeooo:rsid="001a362f"/>
    </style:style>
    <style:style style:name="T10" style:family="text">
      <style:text-properties officeooo:rsid="001ad207"/>
    </style:style>
    <style:style style:name="T11" style:family="text">
      <style:text-properties officeooo:rsid="001e6c5a"/>
    </style:style>
    <style:style style:name="T12" style:family="text">
      <style:text-properties officeooo:rsid="0020edc7"/>
    </style:style>
    <style:style style:name="T13" style:family="text">
      <style:text-properties officeooo:rsid="002245c5"/>
    </style:style>
    <style:style style:name="T14" style:family="text">
      <style:text-properties officeooo:rsid="0022d6f7"/>
    </style:style>
    <style:style style:name="T15" style:family="text">
      <style:text-properties officeooo:rsid="00232acf"/>
    </style:style>
    <style:style style:name="T16" style:family="text">
      <style:text-properties officeooo:rsid="00247787"/>
    </style:style>
    <style:style style:name="T17" style:family="text">
      <style:text-properties officeooo:rsid="00260b6e"/>
    </style:style>
    <style:style style:name="T18" style:family="text">
      <style:text-properties officeooo:rsid="0027be13"/>
    </style:style>
    <style:style style:name="T19" style:family="text">
      <style:text-properties officeooo:rsid="00292d81"/>
    </style:style>
    <style:style style:name="T20" style:family="text">
      <style:text-properties officeooo:rsid="002a57b2"/>
    </style:style>
    <style:style style:name="T21" style:family="text">
      <style:text-properties officeooo:rsid="002ab46d"/>
    </style:style>
    <style:style style:name="T22" style:family="text">
      <style:text-properties officeooo:rsid="002c4fa1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0cce7" style:font-weight-asian="normal" style:font-weight-complex="normal"/>
    </style:style>
    <style:style style:name="T25" style:family="text">
      <style:text-properties fo:font-weight="normal" officeooo:rsid="00318975" style:font-weight-asian="normal" style:font-weight-complex="normal"/>
    </style:style>
    <style:style style:name="T26" style:family="text">
      <style:text-properties fo:font-weight="normal" officeooo:rsid="0031b40c" style:font-weight-asian="normal" style:font-weight-complex="normal"/>
    </style:style>
    <style:style style:name="T27" style:family="text">
      <style:text-properties fo:font-weight="normal" officeooo:rsid="003392ea" style:font-weight-asian="normal" style:font-weight-complex="normal"/>
    </style:style>
    <style:style style:name="T28" style:family="text">
      <style:text-properties fo:font-weight="normal" officeooo:rsid="004c45d6" style:font-weight-asian="normal" style:font-weight-complex="normal"/>
    </style:style>
    <style:style style:name="T29" style:family="text">
      <style:text-properties fo:font-weight="normal" officeooo:rsid="004d98d5" style:font-weight-asian="normal" style:font-weight-complex="normal"/>
    </style:style>
    <style:style style:name="T30" style:family="text">
      <style:text-properties fo:font-weight="normal" officeooo:rsid="004f2bb8" style:font-weight-asian="normal" style:font-weight-complex="normal"/>
    </style:style>
    <style:style style:name="T31" style:family="text">
      <style:text-properties fo:font-weight="normal" officeooo:rsid="0051a097" style:font-weight-asian="normal" style:font-weight-complex="normal"/>
    </style:style>
    <style:style style:name="T32" style:family="text">
      <style:text-properties officeooo:rsid="002fecf4"/>
    </style:style>
    <style:style style:name="T33" style:family="text">
      <style:text-properties fo:font-weight="bold" officeooo:rsid="004c45d6" style:font-weight-asian="bold" style:font-weight-complex="bold"/>
    </style:style>
    <style:style style:name="T34" style:family="text">
      <style:text-properties officeooo:rsid="0030cce7"/>
    </style:style>
    <style:style style:name="T35" style:family="text">
      <style:text-properties officeooo:rsid="00318975"/>
    </style:style>
    <style:style style:name="T36" style:family="text">
      <style:text-properties officeooo:rsid="0031b40c"/>
    </style:style>
    <style:style style:name="T37" style:family="text">
      <style:text-properties fo:font-style="italic" fo:font-weight="normal" officeooo:rsid="003392ea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3be704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51a097" style:font-style-asian="italic" style:font-weight-asian="normal" style:font-style-complex="italic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3392ea" style:font-style-asian="normal" style:font-style-complex="normal"/>
    </style:style>
    <style:style style:name="T42" style:family="text">
      <style:text-properties fo:font-style="normal" officeooo:rsid="0033d405" style:font-style-asian="normal" style:font-style-complex="normal"/>
    </style:style>
    <style:style style:name="T43" style:family="text">
      <style:text-properties fo:font-style="normal" officeooo:rsid="00370737" style:font-style-asian="normal" style:font-style-complex="normal"/>
    </style:style>
    <style:style style:name="T44" style:family="text">
      <style:text-properties fo:font-style="normal" officeooo:rsid="00375efd" style:font-style-asian="normal" style:font-style-complex="normal"/>
    </style:style>
    <style:style style:name="T45" style:family="text">
      <style:text-properties fo:font-style="normal" officeooo:rsid="003955d1" style:font-style-asian="normal" style:font-style-complex="normal"/>
    </style:style>
    <style:style style:name="T46" style:family="text">
      <style:text-properties fo:font-style="normal" officeooo:rsid="003acb8b" style:font-style-asian="normal" style:font-style-complex="normal"/>
    </style:style>
    <style:style style:name="T47" style:family="text">
      <style:text-properties fo:font-style="normal" officeooo:rsid="00404b88" style:font-style-asian="normal" style:font-style-complex="normal"/>
    </style:style>
    <style:style style:name="T48" style:family="text">
      <style:text-properties fo:font-style="normal" officeooo:rsid="0042260e" style:font-style-asian="normal" style:font-style-complex="normal"/>
    </style:style>
    <style:style style:name="T49" style:family="text">
      <style:text-properties fo:font-style="normal" officeooo:rsid="00439f58" style:font-style-asian="normal" style:font-style-complex="normal"/>
    </style:style>
    <style:style style:name="T50" style:family="text">
      <style:text-properties fo:font-style="normal" officeooo:rsid="00449150" style:font-style-asian="normal" style:font-style-complex="normal"/>
    </style:style>
    <style:style style:name="T51" style:family="text">
      <style:text-properties fo:font-style="normal" officeooo:rsid="00465c0d" style:font-style-asian="normal" style:font-style-complex="normal"/>
    </style:style>
    <style:style style:name="T52" style:family="text">
      <style:text-properties fo:font-style="normal" officeooo:rsid="0048161a" style:font-style-asian="normal" style:font-style-complex="normal"/>
    </style:style>
    <style:style style:name="T53" style:family="text">
      <style:text-properties fo:font-style="normal" officeooo:rsid="0049e350" style:font-style-asian="normal" style:font-style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392e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3d405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554ca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7073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75efd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955d1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acb8b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be704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3c97b6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3d725e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3ee56d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04b88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2260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439f58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49150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65c0d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48161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49e350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51a097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52fa9b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54ce53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54f543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57ca01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5d7b8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5dd961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5f0588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5f4ae9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f92a2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16d8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61f0ab" style:font-style-asian="normal" style:font-weight-asian="normal" style:font-style-complex="normal" style:font-weight-complex="normal"/>
    </style:style>
    <style:style style:name="T85" style:family="text">
      <style:text-properties officeooo:rsid="004c45d6"/>
    </style:style>
    <style:style style:name="T86" style:family="text">
      <style:text-properties officeooo:rsid="0050e2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 satire</text:p>
      <text:p text:style-name="P1">Le origini del genere: Ennio e Lucilio</text:p>
      <text:p text:style-name="P5">La satira è un genere che non direttamente si riscontra nella lirica greca, da cui prende tuttavia spunti, e che si distingue per il forte realismo aggressivo, le tematiche etiche affrontate e gli spunti autobiografici. <text:span text:style-name="T1">Nacque con Ennio e la sua moralità fortemente rimarcata, nonostante i frammenti in nostro possesso siano molto pochi. </text:span><text:span text:style-name="T2">Lo segue Lucilio, </text:span><text:span text:style-name="T3">il vero iniziatore della satira, </text:span><text:span text:style-name="T4">che codifica dunque un genere non canonic</text:span><text:span text:style-name="T5">o, a cui sostituì il polimetro enniano </text:span><text:span text:style-name="T6">con l’esametro. </text:span><text:span text:style-name="T7">Lucilio si indirizzava aspramente e con spirito accattivante ai viziosi, gli incoerenti, gli arroganti, senza preoccuparsi delle ripercussioni sociali che ne sarebbero potute derivare, </text:span><text:span text:style-name="T8">in quanto non si colpivano i vizi quanto più le persone che li possedevano.</text:span></text:p>
      <text:p text:style-name="P2">Il “paradosso” della satira oraziana</text:p>
      <text:p text:style-name="P6">Orazio, pur mantenendo il moralismo, l’invettiva e l’elemento autobiografico <text:span text:style-name="T9">di Lucilio, </text:span><text:span text:style-name="T10">volle rinnovare il genere introducendo il canone di dignità e rigore morale, nonché una bellezza compositiva generale, caratteri che andavano contro la normale tradizione. </text:span><text:span text:style-name="T11">Abbandona il linguaggio eccessivamente realistico per proporne uno di stampo più urbano, </text:span><text:span text:style-name="T12">vivace, duttile, ironico ma controllato rigorosamente dal rigore artistico.</text:span></text:p>
      <text:p text:style-name="P7">A livello di contenuti, <text:span text:style-name="T13">Orazio </text:span><text:span text:style-name="T14">predilige una dimensione più intima e ristretta a un certo numero di persone, </text:span><text:span text:style-name="T15">per lo più amici che condividevano con lui valori di </text:span><text:span text:style-name="T16">buon senso ed equilibrio</text:span><text:span text:style-name="T15">. </text:span><text:span text:style-name="T17">Il giudizio non è mai aspro e violento, e non condanna in modo indifferibile. <text:line-break/></text:span><text:span text:style-name="T18">Il messaggio che sta sotto è </text:span><text:span text:style-name="T19">frutto di una mediazione costante tra spunti di varia origine; </text:span><text:span text:style-name="T20">ma ciò che sembra rendere originale </text:span><text:span text:style-name="T21">la ricerca morale oraziana </text:span><text:span text:style-name="T22">è la dimensione intima e sempre pacata del discorso del poeta.</text:span></text:p>
      <text:p text:style-name="P3">I contenuti</text:p>
      <text:p text:style-name="P8"><text:span text:style-name="T32">LIBRO I:<text:line-break/></text:span>Satira I<text:span text:style-name="T23"> – </text:span><text:span text:style-name="T24">Riflessione sul tema del “giusto mezzo”: l’incontentabilità umana è spesso accompagnata dalla ricerca insana di ricchezze.<text:line-break/></text:span><text:span text:style-name="T34">Satira II</text:span><text:span text:style-name="T24"> – </text:span><text:span text:style-name="T25">Riflessione sul tema della misura, anche in ambito erotico.<text:line-break/></text:span><text:span text:style-name="T35">Satira III</text:span><text:span text:style-name="T25"> – </text:span><text:span text:style-name="T26">Invito a guardare con indulgenza le mancanze degli amici.<text:line-break/></text:span><text:span text:style-name="T36">Satira IV</text:span><text:span text:style-name="T26"> – </text:span><text:span text:style-name="T27">Riflessione su temi letterari: difesa della poetica delle </text:span><text:span text:style-name="T37">Satire</text:span><text:span text:style-name="T55">.<text:line-break/></text:span><text:span text:style-name="T41">Satira V</text:span><text:span text:style-name="T55"> – </text:span><text:span text:style-name="T56">Resoconto di un viaggio a Brindisi al seguito di Mecenate.<text:line-break/></text:span><text:span text:style-name="T42">Satira VI</text:span><text:span text:style-name="T56"> – </text:span><text:span text:style-name="T57">Riflessione sul rapporto c</text:span><text:span text:style-name="T58">on Mecenate: l’amicizia di cui gode Orazio è </text:span><text:soft-page-break/><text:span text:style-name="T58">frutto di un merito personale, e non della fortuna di un’agiata condizione sociale.<text:line-break/></text:span><text:span text:style-name="T43">Satira VII</text:span><text:span text:style-name="T58"> – </text:span><text:span text:style-name="T59">Racconto di un litigio in tribunale tra due personaggi.<text:line-break/></text:span><text:span text:style-name="T44">Satira VIII</text:span><text:span text:style-name="T59"> – </text:span><text:span text:style-name="T60">Descrizione di una scena di stregoneria con due fattucchiere.<text:line-break/></text:span><text:span text:style-name="T45">Satira IX</text:span><text:span text:style-name="T60"> – </text:span><text:span text:style-name="T61">Racconto dell’incontro casuale con un seccatore importuno.<text:line-break/></text:span><text:span text:style-name="T46">Satira X</text:span><text:span text:style-name="T61"> – </text:span><text:span text:style-name="T62">Riflessione su temi letterari: nuova difesa della poetica delle </text:span><text:span text:style-name="T38">Satire</text:span><text:span text:style-name="T62">.</text:span></text:p>
      <text:p text:style-name="P9"><text:span text:style-name="T40">LIBRO II</text:span><text:span text:style-name="T54">:<text:line-break/></text:span><text:span text:style-name="T40">Satira I</text:span><text:span text:style-name="T54"> – </text:span><text:span text:style-name="T63">Riflessione su temi letterari: </text:span><text:span text:style-name="T64">Orazio dichiara la propria incapacità di scrivere un poema epico-celebrativo </text:span><text:span text:style-name="T65">e difende la propria scelta di dedicarsi alla satira.<text:line-break/></text:span><text:span text:style-name="T47">Satira II</text:span><text:span text:style-name="T66"> – </text:span><text:span text:style-name="T67">Elogio alla vita semplice e frugale da parte del contadino Ofello.<text:line-break/></text:span><text:span text:style-name="T48">Satira III</text:span><text:span text:style-name="T67"> – </text:span><text:span text:style-name="T68">Predica del filosofo Damasippo che, appena convertitosi allo stoicismo, riferisce <text:s/>a sua volta una predica del filosofo Stertinio contro i vizi capitali.<text:line-break/></text:span><text:span text:style-name="T49">Satira IV</text:span><text:span text:style-name="T68"> – </text:span><text:span text:style-name="T69">Presentazione di diversi precetti di arte culinaria.<text:line-break/></text:span><text:span text:style-name="T50">Satira V</text:span><text:span text:style-name="T69"> – </text:span><text:span text:style-name="T70">Nell’oltretomba l’indovino Tiresia rivela a Ulisse i segreti della caccia all’eredità.<text:line-break/></text:span><text:span text:style-name="T51">Satira VI</text:span><text:span text:style-name="T70"> – </text:span><text:span text:style-name="T71">Ringraziamento a Mecenate per il dono della villa in Sabina, cui fa seguito l’elogio della vita di campagna.<text:line-break/></text:span><text:span text:style-name="T52">Satira VII</text:span><text:span text:style-name="T71"> – </text:span><text:span text:style-name="T72">Lezione di etica stoica impartita da Orazio dallo schiavo Davo.<text:line-break/></text:span><text:span text:style-name="T53">Satira VIII</text:span><text:span text:style-name="T72"> – Descrizione di un banchetto dato da un arricchito, in un contesto opprimente e assai poco raffinato.</text:span></text:p>
      <text:p text:style-name="P4">Lo stile</text:p>
      <text:p text:style-name="P10">Orazio non si considerava <text:span text:style-name="T86">pubblicamente</text:span> un poeta, pertanto ci teneva a rimarcare <text:span text:style-name="T85">l’utilizzo di un linguaggio che fosse un </text:span><text:span text:style-name="T33">sermo</text:span><text:span text:style-name="T28">, </text:span><text:span text:style-name="T29">dunque informale, e che </text:span><text:span text:style-name="T30">riconduca ad un carattere prosastico, </text:span><text:span text:style-name="T31">scrivendone addirittura all’interno delle </text:span><text:span text:style-name="T39">Satire</text:span><text:span text:style-name="T73">, che dovevano inizialmente prendere il nome di </text:span><text:span text:style-name="T39">Sermones. </text:span><text:span text:style-name="T74">Ma il poeta era convinto in sé di essere tale, e questo espediente di estraneità poteva garantirgli un punto di vista sugli spaccati di vita quotidiana che fosse fuori dal coro. <text:line-break/></text:span><text:span text:style-name="T75">Dal punto di vista stilistico </text:span><text:span text:style-name="T76">sono caratterizzate da una forte varietà espressiva: </text:span><text:span text:style-name="T77">il dettato dimesso e discorsivo può talvolta elevarsi a solenne. </text:span><text:span text:style-name="T78">Non manca inoltre la parodia dello stile epico </text:span><text:span text:style-name="T79">per descrivere </text:span><text:span text:style-name="T80">situazioni quotidiani con un forte effetto di straniamento. </text:span><text:span text:style-name="T81">Sul piano testuale, </text:span><text:span text:style-name="T82">alcune satire hanno un andamento narrativo, in cui prevalgono il racconto e situazioni esemplari, mente altre sono più </text:span><text:span text:style-name="T83">discorsivi, </text:span><text:span text:style-name="T84">in quanto il tema viene trattato in forma dialogica tra due interlocutor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1:33:12.773163592</meta:creation-date>
    <dc:date>2021-01-06T13:29:14.924257937</dc:date>
    <meta:editing-duration>PT1H55M25S</meta:editing-duration>
    <meta:editing-cycles>77</meta:editing-cycles>
    <meta:generator>LibreOffice/6.4.6.2$Linux_X86_64 LibreOffice_project/40$Build-2</meta:generator>
    <meta:document-statistic meta:table-count="0" meta:image-count="0" meta:object-count="0" meta:page-count="2" meta:paragraph-count="11" meta:word-count="688" meta:character-count="4530" meta:non-whitespace-character-count="3832"/>
  </office:meta>
</office:document-meta>
</file>